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0a52e" officeooo:paragraph-rsid="0000a52e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tyle="normal" fo:font-weight="bold" officeooo:rsid="0000a52e" officeooo:paragraph-rsid="0000a52e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officeooo:rsid="0000a52e" officeooo:paragraph-rsid="0000a52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1b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<text:span text:style-name="T3">è</text:span>me de l’exercice sur le conte russe</text:p>
      <text:p text:style-name="P1"/>
      <text:p text:style-name="P1">En quoi <text:span text:style-name="T1">Le Pêcheur et le Petit Poisson d’Or</text:span><text:span text:style-name="T2"> est-il un exemple de conte ?</text:span></text:p>
      <text:p text:style-name="P2"/>
      <text:p text:style-name="P3"/>
      <text:p text:style-name="P3">forme</text:p>
      <text:p text:style-name="P3"><text:tab/>présentation de la copie<text:tab/><text:tab/><text:tab/><text:tab/>/ 2</text:p>
      <text:p text:style-name="P3"><text:tab/>qualité de la langue<text:tab/><text:tab/><text:tab/><text:tab/><text:tab/>/ 4</text:p>
      <text:p text:style-name="P3"><text:tab/>soin<text:tab/><text:tab/><text:tab/><text:tab/><text:tab/><text:tab/><text:tab/>/ 2</text:p>
      <text:p text:style-name="P3"><text:tab/>(bonus) division en paragraphes<text:tab/><text:tab/></text:p>
      <text:p text:style-name="P3"/>
      <text:p text:style-name="P3">fond</text:p>
      <text:p text:style-name="P3"><text:tab/>raisons de considérer le texte comme un conte<text:tab/>/ 8</text:p>
      <text:p text:style-name="P3"><text:tab/>exemples tirés du texte<text:tab/><text:tab/><text:tab/><text:tab/>/ 4</text:p>
      <text:p text:style-name="P3"><text:tab/></text:p>
      <text:p text:style-name="P3"><text:tab/></text:p>
      <text:p text:style-name="P3"/>
      <text:p text:style-name="P3"/>
      <text:p text:style-name="P1">Bar<text:span text:style-name="T3">è</text:span>me de l’exercice sur le conte russe</text:p>
      <text:p text:style-name="P1"/>
      <text:p text:style-name="P1">En quoi <text:span text:style-name="T1">Le Pêcheur et le Petit Poisson d’Or</text:span><text:span text:style-name="T2"> est-il un exemple de conte ?</text:span></text:p>
      <text:p text:style-name="P2"/>
      <text:p text:style-name="P3"/>
      <text:p text:style-name="P3">forme</text:p>
      <text:p text:style-name="P3"><text:tab/>présentation de la copie<text:tab/><text:tab/><text:tab/><text:tab/>/ 2</text:p>
      <text:p text:style-name="P3"><text:tab/>qualité de la langue<text:tab/><text:tab/><text:tab/><text:tab/><text:tab/>/ 4</text:p>
      <text:p text:style-name="P3"><text:tab/>soin<text:tab/><text:tab/><text:tab/><text:tab/><text:tab/><text:tab/><text:tab/>/ 2</text:p>
      <text:p text:style-name="P3"><text:tab/>(bonus) division en paragraphes<text:tab/><text:tab/></text:p>
      <text:p text:style-name="P3"/>
      <text:p text:style-name="P3">fond</text:p>
      <text:p text:style-name="P3"><text:tab/>raisons de considérer le texte comme un conte<text:tab/>/ 8</text:p>
      <text:p text:style-name="P3"><text:tab/>exemples tirés du texte<text:tab/><text:tab/><text:tab/><text:tab/>/ 4</text:p>
      <text:p text:style-name="P3"><text:tab/></text:p>
      <text:p text:style-name="P3"><text:tab/></text:p>
      <text:p text:style-name="P3"/>
      <text:p text:style-name="P3"/>
      <text:p text:style-name="P1">Barême de l’exercice sur le conte russe</text:p>
      <text:p text:style-name="P1"/>
      <text:p text:style-name="P1">En quoi <text:span text:style-name="T1">Le Pêcheur et le Petit Poisson d’Or</text:span><text:span text:style-name="T2"> est-il un exemple de conte ?</text:span></text:p>
      <text:p text:style-name="P2"/>
      <text:p text:style-name="P3"/>
      <text:p text:style-name="P3">forme</text:p>
      <text:p text:style-name="P3"><text:tab/>présentation de la copie<text:tab/><text:tab/><text:tab/><text:tab/>/ 2</text:p>
      <text:p text:style-name="P3"><text:tab/>qualité de la langue<text:tab/><text:tab/><text:tab/><text:tab/><text:tab/>/ 4</text:p>
      <text:p text:style-name="P3"><text:tab/>soin<text:tab/><text:tab/><text:tab/><text:tab/><text:tab/><text:tab/><text:tab/>/ 2</text:p>
      <text:p text:style-name="P3"><text:tab/>(bonus) division en paragraphes<text:tab/><text:tab/></text:p>
      <text:p text:style-name="P3"/>
      <text:p text:style-name="P3">fond</text:p>
      <text:p text:style-name="P3"><text:tab/>raisons de considérer le texte comme un conte<text:tab/>/ 8</text:p>
      <text:p text:style-name="P3"><text:tab/>exemples tirés du texte<text:tab/><text:tab/><text:tab/><text:tab/>/ 4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8:07:57.996796430</meta:creation-date>
    <dc:date>2020-10-05T07:43:16.620610789</dc:date>
    <meta:editing-duration>PT9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77" meta:character-count="937" meta:non-whitespace-character-count="714"/>
  </office:meta>
</office:document-meta>
</file>